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1.5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7.5cm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3cm"/>
    </style:style>
    <style:style style:name="gr4" style:family="graphic" style:parent-style-name="standard">
      <style:graphic-properties draw:textarea-horizontal-align="justify" draw:textarea-vertical-align="middle" draw:auto-grow-height="false" fo:min-height="4.75cm" fo:min-width="4.5cm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0.967cm"/>
    </style:style>
    <style:style style:name="gr6" style:family="graphic" style:parent-style-name="standard">
      <style:graphic-properties draw:textarea-horizontal-align="justify" draw:textarea-vertical-align="middle" draw:auto-grow-height="false" fo:min-height="5.75cm" fo:min-width="5.55cm"/>
    </style:style>
    <style:style style:name="gr7" style:family="graphic" style:parent-style-name="standard">
      <style:graphic-properties svg:stroke-color="#ffffff" draw:textarea-horizontal-align="justify" draw:textarea-vertical-align="middle" draw:auto-grow-height="false" fo:min-height="1.75cm" fo:min-width="3cm"/>
    </style:style>
    <style:style style:name="gr8" style:family="graphic" style:parent-style-name="standard">
      <style:graphic-properties svg:stroke-color="#ffffff" draw:textarea-horizontal-align="justify" draw:textarea-vertical-align="middle" draw:auto-grow-height="false" fo:min-height="1.75cm" fo:min-width="7.5cm"/>
    </style:style>
    <style:style style:name="gr9" style:family="graphic" style:parent-style-name="standard">
      <style:graphic-properties draw:textarea-horizontal-align="justify" draw:textarea-vertical-align="middle" draw:auto-grow-height="false" fo:min-height="1.25cm" fo:min-width="0.954cm"/>
    </style:style>
    <style:style style:name="gr10" style:family="graphic" style:parent-style-name="standard">
      <style:graphic-properties draw:textarea-horizontal-align="justify" draw:textarea-vertical-align="middle" draw:auto-grow-height="false" fo:min-height="1.25cm" fo:min-width="0.955cm"/>
    </style:style>
    <style:style style:name="gr11" style:family="graphic" style:parent-style-name="standard">
      <style:graphic-properties draw:textarea-horizontal-align="justify" draw:textarea-vertical-align="middle" draw:auto-grow-height="false" fo:min-height="4.75cm" fo:min-width="3cm"/>
    </style:style>
    <style:style style:name="gr12" style:family="graphic" style:parent-style-name="standard">
      <style:graphic-properties svg:stroke-color="#ffffff" draw:fill="none" draw:textarea-horizontal-align="justify" draw:textarea-vertical-align="middle" draw:auto-grow-height="false" fo:min-height="9.75cm" fo:min-width="9.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adrão">
        <draw:custom-shape draw:style-name="gr1" draw:text-style-name="P1" draw:layer="layout" svg:width="2cm" svg:height="2cm" svg:x="8cm" svg:y="70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1cm" svg:y="70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4cm" svg:y="70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2cm" svg:x="8cm" svg:y="7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0cm" svg:y="70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3cm" svg:y="70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6cm" svg:y="7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svg:x="20cm" svg:y="73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svg:x="24.5cm" svg:y="7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8cm" svg:y="86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1cm" svg:y="86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4cm" svg:y="86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8cm" svg:y="8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8cm" svg:y="9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cm" svg:height="5cm" svg:x="11cm" svg:y="89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467cm" svg:height="1.5cm" svg:x="36cm" svg:y="86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467cm" svg:height="1.5cm" svg:x="38.2cm" svg:y="86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467cm" svg:height="1.5cm" svg:x="40.4cm" svg:y="86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467cm" svg:height="1.5cm" svg:x="36cm" svg:y="88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467cm" svg:height="1.5cm" svg:x="36cm" svg:y="90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05cm" svg:height="6cm" svg:x="38.2cm" svg:y="88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467cm" svg:height="1.5cm" svg:x="42.6cm" svg:y="86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467cm" svg:height="1.5cm" svg:x="36cm" svg:y="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5cm" svg:y="86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8cm" svg:y="86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31cm" svg:y="86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31cm" svg:y="8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31cm" svg:y="9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cm" svg:height="5cm" svg:x="25cm" svg:y="8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4cm" svg:y="3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7cm" svg:y="3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0cm" svg:y="3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5cm" svg:y="3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8cm" svg:y="3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31cm" svg:y="3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5cm" svg:y="3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8cm" svg:y="3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31cm" svg:y="3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36cm" svg:y="3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39cm" svg:y="3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42cm" svg:y="3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36cm" svg:y="3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39cm" svg:y="3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42cm" svg:y="3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36cm" svg:y="37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39cm" svg:y="37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42cm" svg:y="37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31cm" svg:y="70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34cm" svg:y="70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37cm" svg:y="7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svg:x="31cm" svg:y="73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svg:x="35.5cm" svg:y="73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svg:x="31cm" svg:y="76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svg:x="35.5cm" svg:y="76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43cm" svg:y="70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46cm" svg:y="70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49cm" svg:y="70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2cm" svg:x="43cm" svg:y="73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2cm" svg:x="43cm" svg:y="76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56cm" svg:y="70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59cm" svg:y="70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62cm" svg:y="7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svg:x="56cm" svg:y="73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5cm" svg:height="2cm" svg:x="60.5cm" svg:y="73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2cm" svg:x="56cm" svg:y="76.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cm" svg:height="2cm" svg:x="8.75cm" svg:y="57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cm" svg:height="2cm" svg:x="13.25cm" svg:y="57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cm" svg:height="2cm" svg:x="8.75cm" svg:y="6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svg:x="30.75cm" svg:y="57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svg:x="35.25cm" svg:y="57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2cm" svg:x="30.75cm" svg:y="6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2cm" svg:x="30.75cm" svg:y="63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54cm" svg:height="1.5cm" svg:x="10.5cm" svg:y="4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55cm" svg:height="1.5cm" svg:x="12.682cm" svg:y="4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55cm" svg:height="1.5cm" svg:x="14.863cm" svg:y="44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54cm" svg:height="1.5cm" svg:x="17.046cm" svg:y="4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66.75cm" svg:y="70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69.75cm" svg:y="70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72.75cm" svg:y="7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svg:x="66.75cm" svg:y="73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5cm" svg:height="5cm" svg:x="71.25cm" svg:y="73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svg:x="66.75cm" svg:y="76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svg:x="19.75cm" svg:y="57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svg:x="24.25cm" svg:y="57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2cm" svg:x="19.75cm" svg:y="6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svg:x="19.75cm" svg:y="6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svg:x="24.25cm" svg:y="60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cm" svg:height="10cm" svg:x="7.75cm" svg:y="56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cm" svg:height="10cm" svg:x="18.75cm" svg:y="56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cm" svg:height="10cm" svg:x="29.75cm" svg:y="56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cm" svg:height="10cm" svg:x="30.5cm" svg:y="26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cm" svg:height="10cm" svg:x="8.5cm" svg:y="26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cm" svg:height="10cm" svg:x="19.5cm" svg:y="2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10cm" svg:height="10cm" svg:x="9.5cm" svg:y="43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54cm" svg:height="1.5cm" svg:x="21.5cm" svg:y="4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55cm" svg:height="1.5cm" svg:x="23.682cm" svg:y="4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55cm" svg:height="1.5cm" svg:x="25.863cm" svg:y="44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54cm" svg:height="1.5cm" svg:x="28.046cm" svg:y="44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cm" svg:height="10cm" svg:x="20.5cm" svg:y="43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54cm" svg:height="1.5cm" svg:x="21.5cm" svg:y="46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55cm" svg:height="1.5cm" svg:x="23.682cm" svg:y="46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55cm" svg:height="1.5cm" svg:x="25.863cm" svg:y="46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54cm" svg:height="1.5cm" svg:x="28.046cm" svg:y="46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54cm" svg:height="1.5cm" svg:x="32.5cm" svg:y="4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55cm" svg:height="1.5cm" svg:x="34.682cm" svg:y="4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55cm" svg:height="1.5cm" svg:x="36.863cm" svg:y="44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54cm" svg:height="1.5cm" svg:x="39.046cm" svg:y="44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cm" svg:height="10cm" svg:x="31.5cm" svg:y="43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54cm" svg:height="1.5cm" svg:x="32.5cm" svg:y="46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55cm" svg:height="1.5cm" svg:x="34.682cm" svg:y="46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55cm" svg:height="1.5cm" svg:x="36.863cm" svg:y="46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54cm" svg:height="1.5cm" svg:x="39.046cm" svg:y="46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54cm" svg:height="1.5cm" svg:x="43.5cm" svg:y="4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55cm" svg:height="1.5cm" svg:x="45.682cm" svg:y="4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55cm" svg:height="1.5cm" svg:x="47.863cm" svg:y="44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54cm" svg:height="1.5cm" svg:x="50.046cm" svg:y="44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cm" svg:height="10cm" svg:x="42.5cm" svg:y="43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54cm" svg:height="1.5cm" svg:x="43.5cm" svg:y="46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55cm" svg:height="1.5cm" svg:x="45.682cm" svg:y="46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55cm" svg:height="1.5cm" svg:x="47.863cm" svg:y="46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54cm" svg:height="1.5cm" svg:x="50.046cm" svg:y="46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54cm" svg:height="1.5cm" svg:x="43.5cm" svg:y="4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55cm" svg:height="1.5cm" svg:x="45.682cm" svg:y="4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55cm" svg:height="1.5cm" svg:x="47.863cm" svg:y="4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54cm" svg:height="1.5cm" svg:x="50.046cm" svg:y="4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54cm" svg:height="1.5cm" svg:x="43.5cm" svg:y="5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55cm" svg:height="1.5cm" svg:x="45.682cm" svg:y="5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55cm" svg:height="1.5cm" svg:x="47.863cm" svg:y="5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54cm" svg:height="1.5cm" svg:x="50.046cm" svg:y="5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54cm" svg:height="1.5cm" svg:x="32.5cm" svg:y="4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55cm" svg:height="1.5cm" svg:x="34.682cm" svg:y="4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55cm" svg:height="1.5cm" svg:x="36.863cm" svg:y="4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54cm" svg:height="1.5cm" svg:x="39.046cm" svg:y="4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cm" svg:height="10cm" svg:x="7cm" svg:y="6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cm" svg:height="10cm" svg:x="19cm" svg:y="6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cm" svg:height="10cm" svg:x="30cm" svg:y="6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cm" svg:height="10cm" svg:x="42cm" svg:y="6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cm" svg:height="10cm" svg:x="55cm" svg:y="6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cm" svg:height="10cm" svg:x="65.75cm" svg:y="69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cm" svg:height="10cm" svg:x="6.75cm" svg:y="85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cm" svg:height="10cm" svg:x="24cm" svg:y="85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cm" svg:height="10cm" svg:x="35.25cm" svg:y="85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draw:transform="rotate (-3.14159265358979) translate (60.75cm 65.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draw:transform="rotate (-3.14159265358979) translate (56.25cm 65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2cm" draw:transform="rotate (-3.14159265358979) translate (60.75cm 59.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draw:transform="rotate (-3.14159265358979) translate (60.75cm 62.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draw:transform="rotate (-3.14159265358979) translate (56.25cm 62.5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cm" svg:height="10cm" svg:x="51.75cm" svg:y="56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cm" svg:height="2cm" draw:transform="rotate (-3.14159265358979) translate (50cm 62.7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cm" svg:height="2cm" draw:transform="rotate (-3.14159265358979) translate (45.5cm 62.75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cm" svg:height="2cm" draw:transform="rotate (-3.14159265358979) translate (50cm 59.75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cm" svg:height="10cm" svg:x="41cm" svg:y="56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cm" svg:height="2cm" svg:x="10.25cm" svg:y="6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cm" svg:height="10cm" svg:x="9.25cm" svg:y="5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cm" svg:height="2cm" svg:x="10.25cm" svg:y="1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cm" svg:height="2cm" svg:x="14.75cm" svg:y="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cm" svg:height="10cm" svg:x="9.25cm" svg:y="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cm" svg:height="2cm" svg:x="23.5cm" svg:y="17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cm" svg:height="2cm" svg:x="28cm" svg:y="17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cm" svg:height="10cm" svg:x="22.5cm" svg:y="16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cm" svg:height="2cm" svg:x="23.5cm" svg:y="20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cm" svg:height="2cm" svg:x="28cm" svg:y="20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cm" svg:height="2cm" svg:x="37.75cm" svg:y="17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cm" svg:height="2cm" svg:x="42.25cm" svg:y="17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cm" svg:height="10cm" svg:x="36.75cm" svg:y="16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cm" svg:height="2cm" svg:x="37.75cm" svg:y="20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cm" svg:height="2cm" svg:x="42.25cm" svg:y="20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cm" svg:height="2cm" svg:x="37.75cm" svg:y="23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cm" svg:height="2cm" svg:x="42.25cm" svg:y="23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cm" svg:height="2cm" svg:x="23.25cm" svg:y="6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cm" svg:height="10cm" svg:x="22.25cm" svg:y="5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cm" svg:height="2cm" svg:x="23.25cm" svg:y="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cm" svg:height="2cm" svg:x="36.25cm" svg:y="6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cm" svg:height="10cm" svg:x="35.25cm" svg:y="5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cm" svg:height="2cm" svg:x="36.25cm" svg:y="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cm" svg:height="2cm" svg:x="36.25cm" svg:y="11.7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adrão"/>
      <draw:page draw:name="page3" draw:style-name="dp1" draw:master-page-name="Padrão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03.2cm" fo:page-height="20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30T21:10:32.737000000</meta:creation-date>
    <dc:date>2021-10-15T08:52:13.841000000</dc:date>
    <meta:editing-duration>PT44M54S</meta:editing-duration>
    <meta:editing-cycles>15</meta:editing-cycles>
    <meta:generator>LibreOffice/7.0.4.2$Windows_X86_64 LibreOffice_project/dcf040e67528d9187c66b2379df5ea4407429775</meta:generator>
    <meta:document-statistic meta:object-count="176"/>
  </office:meta>
</office:document-meta>
</file>